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52.01pt"/>
    </style:style>
    <style:style style:name="co3" style:family="table-column">
      <style:table-column-properties fo:break-before="auto" style:column-width="367.46pt"/>
    </style:style>
    <style:style style:name="co4" style:family="table-column">
      <style:table-column-properties fo:break-before="auto" style:column-width="326.4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ff99"/>
      <style:text-properties style:font-name="XB Tabriz" fo:font-size="14pt" style:font-size-asian="14pt" style:font-name-complex="XB Tabriz" style:font-size-complex="14pt"/>
    </style:style>
    <style:style style:name="ce13" style:family="table-cell" style:parent-style-name="Default">
      <style:table-cell-properties fo:background-color="#ff0000"/>
      <style:text-properties style:font-name="XB Tabriz" fo:font-size="14pt" style:font-size-asian="14pt" style:font-name-complex="XB Tabriz" style:font-size-complex="14pt"/>
    </style:style>
    <style:style style:name="ce14" style:family="table-cell" style:parent-style-name="Default">
      <style:text-properties fo:color="#000000" style:font-name="XB Tabriz" fo:font-size="14pt" style:font-size-asian="14pt" style:font-name-complex="XB Tabriz" style:font-size-complex="14pt"/>
    </style:style>
    <style:style style:name="ce15" style:family="table-cell" style:parent-style-name="Default">
      <style:table-cell-properties fo:background-color="#00cc33"/>
      <style:text-properties style:font-name="XB Tabriz" fo:font-size="14pt" style:font-size-asian="14pt" style:font-name-complex="XB Tabriz" style:font-size-complex="14pt"/>
    </style:style>
    <style:style style:name="ce16" style:family="table-cell" style:parent-style-name="Default">
      <style:table-cell-properties fo:background-color="#00ccff"/>
      <style:text-properties style:font-name="XB Tabriz" fo:font-size="14pt" style:font-size-asian="14pt" style:font-name-complex="XB Tabriz" style:font-size-complex="14pt"/>
    </style:style>
    <style:style style:name="ce17" style:family="table-cell" style:parent-style-name="Default">
      <style:table-cell-properties fo:background-color="#ff3300"/>
      <style:text-properties style:font-name="XB Tabriz" fo:font-size="14pt" style:font-size-asian="14pt" style:font-name-complex="XB Tabriz" style:font-size-complex="14pt"/>
    </style:style>
    <style:style style:name="ce18" style:family="table-cell" style:parent-style-name="Default">
      <style:table-cell-properties fo:background-color="#990000"/>
      <style:text-properties style:font-name="XB Tabriz" fo:font-size="14pt" style:font-size-asian="14pt" style:font-name-complex="XB Tabriz" style:font-size-complex="14pt"/>
    </style:style>
    <style:style style:name="ce19"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20" style:family="table-cell" style:parent-style-name="Default">
      <style:paragraph-properties style:writing-mode="rl-tb"/>
      <style:text-properties style:font-name="XB Tabriz" fo:font-size="14pt" style:font-size-asian="14pt" style:font-name-complex="XB Tabriz" style:font-size-complex="14pt"/>
    </style:style>
    <style:style style:name="ce21" style:family="table-cell" style:parent-style-name="Default">
      <style:table-cell-properties fo:background-color="#ffcc00"/>
      <style:text-properties style:font-name="XB Tabriz" fo:font-size="14pt" style:font-size-asian="14pt" style:font-name-complex="XB Tabriz" style:font-size-complex="14pt"/>
    </style:style>
    <style:style style:name="ce22" style:family="table-cell" style:parent-style-name="Default">
      <style:table-cell-properties fo:background-color="#00ff66"/>
      <style:text-properties style:font-name="XB Tabriz" fo:font-size="14pt" style:font-size-asian="14pt" style:font-name-complex="XB Tabriz" style:font-size-complex="14pt"/>
    </style:style>
    <style:style style:name="ce23" style:family="table-cell" style:parent-style-name="Default">
      <style:table-cell-properties fo:background-color="#ffff00"/>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5" style:family="table-cell" style:parent-style-name="Default">
      <style:table-cell-properties fo:background-color="#cc9900"/>
      <style:text-properties style:font-name="XB Tabriz" fo:font-size="14pt" style:font-size-asian="14pt" style:font-name-complex="XB Tabriz" style:font-size-complex="14pt"/>
    </style:style>
    <style:style style:name="ce26" style:family="table-cell" style:parent-style-name="Default">
      <style:text-properties fo:font-size="14pt" style:font-size-asian="14pt" style:font-name-complex="XB Tabriz" style:font-size-complex="14pt"/>
    </style:style>
    <style:style style:name="ce2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31" style:family="table-cell" style:parent-style-name="Default">
      <style:table-cell-properties fo:background-color="#00cc00"/>
      <style:text-properties style:font-name="XB Tabriz" fo:font-size="14pt" style:font-size-asian="14pt" style:font-name-complex="XB Tabriz" style:font-size-complex="14pt"/>
    </style:style>
    <style:style style:name="ce3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4" style:family="table-cell" style:parent-style-name="Default">
      <style:text-properties style:font-name="XB Tabriz" fo:font-size="14pt" style:font-name-asian="DejaVu Sans" style:font-size-asian="14pt" style:font-name-complex="XB Tabriz" style:font-size-complex="14pt"/>
    </style:style>
    <style:style style:name="ce35" style:family="table-cell" style:parent-style-name="Default">
      <style:text-properties fo:color="#00cc00" style:font-name="XB Tabriz" fo:font-size="14pt" style:font-size-asian="14pt" style:font-name-complex="XB Tabriz" style:font-size-complex="14pt"/>
    </style:style>
    <style:style style:name="ce3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7" style:family="table-cell" style:parent-style-name="Default">
      <style:table-cell-properties fo:background-color="#ccff00"/>
      <style:text-properties style:font-name="XB Tabriz" fo:font-size="14pt" style:font-size-asian="14pt" style:font-name-complex="XB Tabriz" style:font-size-complex="14pt"/>
    </style:style>
    <style:style style:name="ce38" style:family="table-cell" style:parent-style-name="Default">
      <style:table-cell-properties fo:background-color="#ff6600"/>
      <style:text-properties style:font-name="XB Tabriz" fo:font-size="14pt" style:font-size-asian="14pt" style:font-name-complex="XB Tabriz" style:font-size-complex="14pt"/>
    </style:style>
    <style:style style:name="ce39" style:family="table-cell" style:parent-style-name="Default">
      <style:table-cell-properties fo:background-color="#ff0066"/>
      <style:text-properties style:font-name="XB Tabriz" fo:font-size="14pt" style:font-size-asian="14pt" style:font-name-complex="XB Tabriz" style:font-size-complex="14pt"/>
    </style:style>
    <style:style style:name="ce4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cc0000"/>
      <style:text-properties style:font-name="XB Tabriz" fo:font-size="14pt" style:font-size-asian="14pt" style:font-name-complex="XB Tabriz" style:font-size-complex="14pt"/>
    </style:style>
    <style:style style:name="ce4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66cc00"/>
    </style:style>
    <style:style style:name="T20" style:family="text">
      <style:text-properties fo:color="#000000"/>
    </style:style>
    <style:style style:name="T21" style:family="text">
      <style:text-properties fo:font-weight="normal" fo:font-style="normal" style:font-weight-asian="normal" style:font-weight-complex="normal" style:font-style-asian="normal" style:font-style-complex="normal"/>
    </style:style>
    <style:style style:name="T22" style:family="text">
      <style:text-properties fo:color="#ff9900"/>
    </style:style>
    <style:style style:name="T23" style:family="text">
      <style:text-properties fo:color="#336633"/>
    </style:style>
    <style:style style:name="T24" style:family="text">
      <style:text-properties fo:color="#111111"/>
    </style:style>
    <style:style style:name="T25" style:family="text">
      <style:text-properties fo:color="#669900"/>
    </style:style>
    <style:style style:name="T26" style:family="text">
      <style:text-properties fo:color="#00cccc"/>
    </style:style>
    <style:style style:name="T27" style:family="text">
      <style:text-properties fo:color="#cc9900"/>
    </style:style>
    <style:style style:name="T28" style:family="text">
      <style:text-properties fo:color="#996633"/>
    </style:style>
    <style:style style:name="T29"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celerate</text:p>
          </table:table-cell>
          <table:table-cell table:number-columns-repeated="1023"/>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اranov-Bohm effect</text:p>
          </table:table-cell>
          <table:table-cell office:value-type="string" calcext:value-type="string">
            <text:p>اہارا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5">ہمسایہ، پڑوسی، </text:span>برابر والا</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8"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bout</text:p>
          </table:table-cell>
          <table:table-cell table:number-columns-repeated="1023"/>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6">شمالی کوانٹائی عدد</text:span>، ال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1"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1" office:value-type="string" calcext:value-type="string">
            <text:p>شائستہ</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1"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1"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1"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1"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1"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1"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1"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2" office:value-type="string" calcext:value-type="string">
            <text:p>کیلکولیٹر</text:p>
          </table:table-cell>
          <table:table-cell table:style-name="ce1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67.09pt" svg:y="15955.5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1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ت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1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on: canonical commutation relation</text:p>
          </table:table-cell>
          <table:table-cell office:value-type="string" calcext:value-type="string">
            <text:p>باضابطہ تبادلی رشتہ</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7"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9"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9"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9"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5">درستگی</text:span>، <text:span text:style-name="T8">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3" office:value-type="string" calcext:value-type="string">
            <office:annotation draw:style-name="gr2" draw:text-style-name="P2" svg:width="82.18pt" svg:height="28.09pt" svg:x="734.03pt" svg:y="12188.6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مخالف بیٹا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22"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2">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span text:style-name="T18"> تعیین، غیر تعیین</text:span></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evelop</text:p>
          </table:table-cell>
          <table:table-cell table:style-name="ce9" office:value-type="string" calcext:value-type="string">
            <text:p>تیار</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2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4"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text:p>
          </table:table-cell>
          <table:table-cell office:value-type="string" calcext:value-type="string">
            <text:p>گہرائی??</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ڈائی ر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9">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9"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1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4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4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ution, evolves</text:p>
          </table:table-cell>
          <table:table-cell table:style-name="ce14" office:value-type="string" calcext:value-type="string">
            <text:p>ارتقا، ارتقا پان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7">قیمت توقع، توقع،</text:span><text:span text:style-name="T20">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7"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mi-Dirac distribution</text:p>
          </table:table-cell>
          <table:table-cell table:style-name="ce12" office:value-type="string" calcext:value-type="string">
            <text:p>فرمی <text:s/>ڈیراک تقسیم</text:p>
          </table:table-cell>
          <table:table-cell table:number-columns-repeated="1022"/>
        </table:table-row>
        <table:table-row table:style-name="ro2">
          <table:table-cell office:value-type="string" calcext:value-type="string">
            <text:p>fermion</text:p>
          </table:table-cell>
          <table:table-cell table:style-name="ce12"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فوقو لٹکن</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الفا تحلیل کا نظریہ گامو</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ge invariant, guage transformation</text:p>
          </table:table-cell>
          <table:table-cell office:value-type="string" calcext:value-type="string">
            <text:p>گیج غیر متغیر، گیج <text:s/>تبادلہ</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lonomic</text:p>
          </table:table-cell>
          <table:table-cell office:value-type="string" calcext:value-type="string">
            <text:p>ہمہ قواعد؟؟؟؟؟</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21">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2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2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7"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7">بارداری عمل، </text:span><text:span text:style-name="T8">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منتقلی </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2">
          <table:table-cell office:value-type="string" calcext:value-type="string">
            <text:p>leading angle</text:p>
          </table:table-cell>
          <table:table-cell table:style-name="ce2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2">
          <table:table-cell office:value-type="string" calcext:value-type="string">
            <text:p>L Hospital's rule</text:p>
          </table:table-cell>
          <table:table-cell table:style-name="ce2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22">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ization</text:p>
          </table:table-cell>
          <table:table-cell office:value-type="string" calcext:value-type="string">
            <text:p>مقام بندی</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13"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0"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 ول بولٹزمن تقسیم</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22">، گہرائی پر حرکت پذیری</text:span>،<text:span text:style-name="T8">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5">تقابل پذیر،</text:span> معمول شدہ</text:p>
          </table:table-cell>
          <table:table-cell office:value-type="string" calcext:value-type="string">
            <text:p><text:span text:style-name="T22">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7"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 <text:span text:style-name="T23">مشہود، مشہودات</text:span></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2"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helium</text:p>
          </table:table-cell>
          <table:table-cell table:style-name="ce12"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32" office:value-type="string" calcext:value-type="string">
            <text:p>پاش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3"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4"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5"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16">لٹکن</text:span>، <text:span text:style-name="T25">سادہ رقاص</text:span></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text:p>
          </table:table-cell>
          <table:table-cell table:style-name="ce3" office:value-type="string" calcext:value-type="string">
            <text:p><text:span text:style-name="T5">رتبہ اول درستگی</text:span>، <text:span text:style-name="T15">اول رتبی تصحیح</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3">سمتی</text:span> رفتار، مجموعی <text:span text:style-name="T26">سمتی</text:span>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n</text:p>
          </table:table-cell>
          <table:table-cell table:style-name="ce1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2">
          <table:table-cell office:value-type="string" calcext:value-type="string">
            <text:p>position space wave function</text:p>
          </table:table-cell>
          <table:table-cell table:style-name="ce35" office:value-type="string" calcext:value-type="string">
            <text:p>موضع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span text:style-name="T8"> مخفیہ</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5">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2">
          <table:table-cell office:value-type="string" calcext:value-type="string">
            <text:p>power factor, power factor angle</text:p>
          </table:table-cell>
          <table:table-cell table:style-name="ce3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7"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27">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1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7">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8">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3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2" office:value-type="string" calcext:value-type="string">
            <text:p>معنی خیز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2"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29">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27">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3"> ہمہ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23" office:value-type="string" calcext:value-type="string">
            <text:p>مستحکم، متوازن، مضبوط، پائیدار، نا پائیدار</text:p>
          </table:table-cell>
          <table:table-cell table:style-name="ce2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گرلاخ</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9"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9"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1"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ج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text:p>
          </table:table-cell>
          <table:table-cell table:style-name="ce13"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1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ree dimensional</text:p>
          </table:table-cell>
          <table:table-cell table:style-name="ce23"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0"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text:span text:style-name="T22">عبوری دور</text:span>،<text:span text:style-name="T12"> تحویلی دوری عرصہ</text:span></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40"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40"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number-rows-repeated="1045490">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3"/>
        <table:table-column table:style-name="co8" table:default-cell-style-name="ce44"/>
        <table:table-column table:style-name="co9" table:default-cell-style-name="ce45"/>
        <table:table-column table:style-name="co6" table:default-cell-style-name="ce46"/>
        <table:table-column table:style-name="co11" table:default-cell-style-name="ce47"/>
        <table:table-column table:style-name="co6"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9">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11">00/00/0000</text:date>, <text:time style:data-style-name="N2" text:time-value="18:02:45.1914009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1-01-11T18:03:09.390855283</dc:date>
    <meta:editing-duration>P89DT9H51M</meta:editing-duration>
    <meta:editing-cycles>3915</meta:editing-cycles>
    <meta:generator>LibreOffice/5.1.6.2$Linux_X86_64 LibreOffice_project/10m0$Build-2</meta:generator>
    <meta:document-statistic meta:table-count="3" meta:cell-count="65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